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6pt" style:font-size-asian="16pt" style:font-size-complex="16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6pt" style:font-size-asian="16pt" style:font-size-complex="16pt" style:text-underline-style="solid" style:text-underline-type="single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6pt" style:font-size-asian="16pt" style:font-size-complex="16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6pt" style:font-size-asian="16pt" style:font-size-complex="16pt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8.51958333333333cm"/>
    </style:style>
    <style:style style:name="co3" style:family="table-column">
      <style:table-column-properties fo:break-before="auto" style:column-width="6.82625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2.75pt" style:use-optimal-row-height="false" fo:break-before="auto"/>
    </style:style>
    <style:style style:name="ro3" style:family="table-row">
      <style:table-row-properties style:row-height="20.25pt" style:use-optimal-row-height="fals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shapes>
          <draw:frame draw:z-index="1" draw:id="id0" draw:style-name="a0" svg:x="7.77083in" svg:y="1.07292in" svg:width="6.1875in" svg:height="3.28125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1" table:number-columns-repeated="5" table:default-cell-style-name="ce1"/>
        <table:table-column table:style-name="co4" table:number-columns-repeated="16370" table:default-cell-style-name="ce1"/>
        <table:table-row table:style-name="ro1">
          <table:table-cell table:style-name="ce2"/>
          <table:table-cell office:value-type="string" table:number-columns-spanned="13" table:number-rows-spanned="1" table:style-name="ce3">
            <text:p>PROBABILITIES</text:p>
          </table:table-cell>
          <table:covered-table-cell table:number-columns-repeated="12"/>
          <table:table-cell table:number-columns-repeated="16370" table:style-name="ce1"/>
        </table:table-row>
        <table:table-row table:style-name="ro2">
          <table:table-cell office:value-type="string" table:number-columns-spanned="19" table:number-rows-spanned="2" table:style-name="ce6">
            <text:p>SUPPOSE WE ARE FLIPPING A COIN AND WE WANT TO KNOW THE PROBABILITY THAT IT WILL TAKE EXACTLY THREE ‘FAILURES’ UNTIL A COIN FINALLY LANDS ON HEADS</text:p>
          </table:table-cell>
          <table:covered-table-cell table:number-columns-repeated="18"/>
          <table:table-cell table:number-columns-repeated="16365"/>
        </table:table-row>
        <table:table-row table:style-name="ro3">
          <table:covered-table-cell/>
          <table:covered-table-cell table:number-columns-repeated="18"/>
          <table:table-cell table:number-columns-repeated="16365"/>
        </table:table-row>
        <table:table-row table:style-name="ro1">
          <table:table-cell office:value-type="string" table:number-columns-spanned="4" table:number-rows-spanned="1" table:style-name="ce4">
            <text:p>PROBABILITY OF SUCCESS ON A GIVEN TRIAL(P)</text:p>
          </table:table-cell>
          <table:covered-table-cell table:number-columns-repeated="3"/>
          <table:table-cell office:value-type="float" office:value="0.5" table:style-name="ce5">
            <text:p>0.5</text:p>
          </table:table-cell>
          <table:table-cell table:number-columns-repeated="2" table:style-name="ce2"/>
          <table:table-cell office:value-type="string" table:number-columns-spanned="2" table:number-rows-spanned="1" table:style-name="ce4">
            <text:p>RESULT=(1-E4)^E6*E4</text:p>
          </table:table-cell>
          <table:covered-table-cell/>
          <table:table-cell table:number-columns-repeated="5" table:style-name="ce2"/>
          <table:table-cell table:number-columns-repeated="16370" table:style-name="ce1"/>
        </table:table-row>
        <table:table-row table:style-name="ro1">
          <table:table-cell table:number-columns-repeated="14" table:style-name="ce2"/>
          <table:table-cell table:number-columns-repeated="16370" table:style-name="ce1"/>
        </table:table-row>
        <table:table-row table:style-name="ro1">
          <table:table-cell office:value-type="string" table:number-columns-spanned="4" table:number-rows-spanned="1" table:style-name="ce4">
            <text:p>NUMBER OF FAILURES BEFORE FIRST SUCESS (K)</text:p>
          </table:table-cell>
          <table:covered-table-cell table:number-columns-repeated="3"/>
          <table:table-cell office:value-type="float" office:value="3" table:style-name="ce5">
            <text:p>3</text:p>
          </table:table-cell>
          <table:table-cell table:number-columns-repeated="9" table:style-name="ce2"/>
          <table:table-cell table:number-columns-repeated="16370" table:style-name="ce1"/>
        </table:table-row>
        <table:table-row table:style-name="ro1">
          <table:table-cell table:number-columns-repeated="14" table:style-name="ce2"/>
          <table:table-cell table:number-columns-repeated="16370" table:style-name="ce1"/>
        </table:table-row>
        <table:table-row table:style-name="ro1">
          <table:table-cell office:value-type="string" table:number-columns-spanned="4" table:number-rows-spanned="1" table:style-name="ce4">
            <text:p>GEOMATRIC DISTRIBUTION FORMULA PROBABILITY</text:p>
          </table:table-cell>
          <table:covered-table-cell table:number-columns-repeated="3"/>
          <table:table-cell office:value-type="float" office:value="6.25E-2" table:formula="of:=(1-[.E4])^[.E6]*[.E4]" table:style-name="ce2">
            <text:p>0.0625</text:p>
          </table:table-cell>
          <table:table-cell table:number-columns-repeated="9" table:style-name="ce2"/>
          <table:table-cell table:number-columns-repeated="16370" table:style-name="ce1"/>
        </table:table-row>
        <table:table-row table:number-rows-repeated="1048568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/>
    </style:style>
    <style:style style:name="Error" style:family="table-cell" style:data-style-name="N0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/>
    </style:style>
    <style:style style:name="Heading" style:family="table-cell" style:data-style-name="N0">
      <style:table-cell-properties style:vertical-align="middle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middle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middle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Text" style:family="table-cell" style:data-style-name="N0">
      <style:table-cell-properties style:vertical-align="middle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Warning" style:family="table-cell" style:data-style-name="N0">
      <style:table-cell-properties style:vertical-align="middle" fo:background-color="transparent"/>
      <style:text-properties fo:color="#CC0000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625</meta:generator>
    <dc:title/>
    <dc:description/>
    <dc:subject/>
    <meta:initial-creator/>
    <dc:creator/>
    <meta:creation-date>2023-04-21T12:19:13Z</meta:creation-date>
    <dc:date>2023-06-29T16:59:33Z</dc:date>
    <meta:editing-cycles>1</meta:editing-cycles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chart-properties chart:auto-size="true"/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Crt0">
      <style:chart-properties chart:three-dimensional="tru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solid" draw:fill-color="#cccccc" draw:opacity="100%" draw:stroke="solid" svg:stroke-width="0.00694in" svg:stroke-color="#b3b3b3" svg:stroke-opacity="100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true" chart:deep="false" chart:auto-position="false" chart:right-angled-axes="true"/>
      <style:graphic-properties draw:fill="none" draw:stroke="none"/>
    </style:style>
  </office:automatic-styles>
  <office:body>
    <office:chart>
      <chart:chart chart:class="chart:bar" svg:height="236.25pt" svg:width="445.5pt" chart:style-name="Crt0">
        <chart:title chart:style-name="CT00">
          <text:p text:style-name="a0" text:class-names="" text:cond-style-name="">PROBABILITES</text:p>
        </chart:title>
        <chart:legend chart:legend-position="end" chart:legend-align="center" chart:style-name="Lgnd"/>
        <chart:plot-area svg:x="43.12165354330708pt" svg:y="48.10716535433071pt" svg:width="316.845905511811pt" svg:height="153.6427559055118pt" chart:style-name="Plt0" dr3d:transform="matrix (0.99564446382742067 -2.9808720977666348E-2 -8.833765790127851E-2 3.6833428844505495E-2 0.99619477459360894 7.8989047291030706E-2 8.5646950730101257E-2 -8.1898786474914415E-2 0.99295376962100956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y" chart:name="primary-y" chart:style-name="Axs0">
            <chart:title chart:style-name="AT00">
              <text:p text:style-name="a1" text:class-names="" text:cond-style-name="">NUMBER OF FAILURE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GEOMATRIC DISTRIBUTION PROBABILITY</text:p>
            </chart:title>
          </chart:axis>
          <chart:axis chart:dimension="z" chart:name="primary-z" chart:style-name="Axs1"/>
          <chart:series chart:values-cell-range-address="Sheet1.E4:.E8" chart:class="chart:bar" chart:attached-axis="primary-y" chart:style-name="G0S0">
            <chart:data-point chart:repeated="5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